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fo:background-color="#b2b2b2" style:font-weight-asian="bold" style:font-weight-complex="bold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font-weight="normal" fo:background-color="transparent" style:font-weight-asian="normal" style:font-weight-complex="normal"/>
    </style:style>
    <style:style style:name="P6" style:family="paragraph" style:parent-style-name="Standard">
      <style:text-properties fo:background-color="#b2b2b2"/>
    </style:style>
    <style:style style:name="P7" style:family="paragraph" style:parent-style-name="Standard">
      <style:text-properties style:text-underline-style="none" fo:background-color="#b2b2b2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paragraph-properties fo:text-align="center" style:justify-single-word="false"/>
      <style:text-properties fo:background-color="transparen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fo:background-color="#b2b2b2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b2b2b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 00/40: Effect Mask</text:p>
      <text:p text:style-name="Standard">Used after loading the tiles, generally after setting a Placement, and often after the Display Type.</text:p>
      <text:p text:style-name="Standard">Expands cause the pillar mask to stay behind the target.</text:p>
      <text:p text:style-name="Standard">Deletes are typically used to erase the masks with lower bytes, but may be used for other masks, in isolation.</text:p>
      <text:p text:style-name="Standard"/>
      <text:p text:style-name="Standard"><text:span text:style-name="T1">00</text:span> Unused (seems vaguely horizontal, experiment more)</text:p>
      <text:p text:style-name="Standard"><text:span text:style-name="T1">01</text:span> Slow Contract (small to very thin)</text:p>
      <text:p text:style-name="Standard">02 Create pillar (medium)<text:tab/><text:tab/><text:tab/><text:tab/><text:tab/>Used in Elfire (pause)</text:p>
      <text:p text:style-name="Standard">03 Delete<text:tab/><text:tab/> <text:tab/><text:tab/><text:tab/><text:tab/><text:tab/>Used in Elfire (pause)</text:p>
      <text:p text:style-name="Standard"><text:span text:style-name="T1">04</text:span> Unused (nothing?)</text:p>
      <text:p text:style-name="Standard"><text:span text:style-name="T1">05</text:span> Unused (nothing?)</text:p>
      <text:p text:style-name="Standard"><text:span text:style-name="T1">06</text:span> Unused (nothing?)</text:p>
      <text:p text:style-name="Standard">07 Create Circle (large, around Target)<text:tab/><text:tab/><text:tab/>Used in Berserk</text:p>
      <text:p text:style-name="Standard">08 Very Fast Contract (large to nothing)<text:tab/><text:tab/><text:tab/>Used in Berserk</text:p>
      <text:p text:style-name="Standard">09 Create Large Ground Hole + Very Slow Expand<text:tab/><text:tab/>Used in Bolganone</text:p>
      <text:p text:style-name="Standard"><text:span text:style-name="T1">0A </text:span>Fast Contract (Large Ground Hole)<text:tab/><text:tab/><text:tab/>Used in Bolganone (pause)</text:p>
      <text:p text:style-name="Standard"><text:span text:style-name="T1">0B</text:span> Create “Out of a pit” mask<text:tab/><text:tab/><text:tab/><text:tab/>Used in Bolganone (pause)</text:p>
      <text:p text:style-name="Standard">0C Create Pillar (very thin)<text:tab/><text:tab/><text:tab/><text:tab/><text:tab/>Used in Return (pause)</text:p>
      <text:p text:style-name="Standard">0D Slow Expand (very thin to medium)<text:tab/><text:tab/><text:tab/>Used in Return (pause)</text:p>
      <text:p text:style-name="Standard">0E Slow Contract (very thin to medium)<text:tab/><text:tab/><text:tab/>Used in Return (pause)</text:p>
      <text:p text:style-name="Standard"><text:span text:style-name="T1">0F</text:span> Delete<text:tab/><text:tab/><text:tab/><text:tab/><text:tab/><text:tab/><text:tab/>Used in Return (pause)</text:p>
      <text:p text:style-name="Standard">10 Create Pillar (medium)<text:tab/><text:tab/><text:tab/><text:tab/><text:tab/>Used in Aura/Restore/Kia</text:p>
      <text:p text:style-name="Standard"><text:span text:style-name="T1">11</text:span> Delete<text:tab/> <text:tab/><text:tab/><text:tab/><text:tab/><text:tab/><text:tab/>Used in Aura/Restore/Kia</text:p>
      <text:p text:style-name="Standard">12 Slow Expand (very thin to thin)<text:tab/><text:tab/></text:p>
      <text:p text:style-name="Standard">13 Delete</text:p>
      <text:p text:style-name="Standard">14 Create Empty Circle under Target<text:tab/><text:tab/><text:tab/>Used in Elfire</text:p>
      <text:p text:style-name="Standard"><text:span text:style-name="T1">15</text:span> Delete<text:tab/><text:tab/><text:tab/><text:tab/><text:tab/><text:tab/><text:tab/>Used in Elfire</text:p>
      <text:p text:style-name="Standard">16 Create Orb Hole + Slow Expand<text:tab/><text:tab/><text:tab/><text:tab/>Used in Mjölnir (pause)</text:p>
      <text:p text:style-name="Standard">17 Fast Contract (any to pixel-wide) + [Create Small]<text:tab/>Used in Mjölnir</text:p>
      <text:p text:style-name="Standard">18 Delete (Hole)<text:tab/><text:tab/><text:tab/><text:tab/><text:tab/><text:tab/>Used in Mjölnir</text:p>
      <text:p text:style-name="Standard">19 Create Pillar + Expand Up (very thin)<text:tab/><text:tab/><text:tab/>Used in Warp (pause)</text:p>
      <text:p text:style-name="Standard">1A Fast Expand (very thin to large)<text:tab/><text:tab/><text:tab/><text:tab/>Used in Warp/Rescue (pause)</text:p>
      <text:p text:style-name="Standard">1B Instant Expand (any to large) + Obscure Target</text:p>
      <text:p text:style-name="Standard"><text:span text:style-name="T1">1C</text:span> Nothing<text:tab/><text:tab/><text:tab/>FE4: Pillar: Contract<text:tab/><text:tab/>Used in Warp/Rescue (pause)</text:p>
      <text:p text:style-name="Standard">1D Delete<text:tab/><text:tab/><text:tab/><text:tab/><text:tab/><text:tab/><text:tab/>Used in Promo/Warp/Rescue/Valkyrie</text:p>
      <text:p text:style-name="Standard">1E Create Pillar + Expand Up (pixel-thin)<text:tab/><text:tab/><text:tab/>Used in Promo/Rescue (pause)</text:p>
      <text:p text:style-name="Standard">1F Instant Expand (any to large)<text:tab/><text:tab/><text:tab/><text:tab/>Used in Promo/Rescue</text:p>
      <text:p text:style-name="Standard">20 Create Dome (pixel-wide)<text:tab/><text:tab/><text:tab/><text:tab/><text:tab/>Used in Hel</text:p>
      <text:p text:style-name="Standard">21 Slow Expand (pixel-wide to max)<text:tab/><text:tab/><text:tab/>Used in Hel</text:p>
      <text:p text:style-name="Standard"><text:span text:style-name="T1">22</text:span> Delete</text:p>
      <text:p text:style-name="Standard"><text:span text:style-name="T1">23</text:span> Delete<text:tab/><text:tab/><text:tab/>FE4: Naga blast<text:tab/><text:tab/>Used in Naga</text:p>
      <text:p text:style-name="Standard"><text:span text:style-name="T1">24</text:span> Delete<text:tab/><text:tab/><text:tab/>FE4: Loptous blast<text:tab/><text:tab/>Used in Loptous</text:p>
      <text:p text:style-name="Standard">25 Slow Expand (pixel-wide to max)<text:tab/><text:tab/><text:tab/>Used in Naga</text:p>
      <text:p text:style-name="Standard">26 Slow Expand (pixel-wide to max)<text:tab/><text:tab/><text:tab/>Used in Loptous<text:tab/>[more accurate?]</text:p>
      <text:p text:style-name="Standard">27 Create Full mask (pixel-wide)<text:tab/><text:tab/><text:tab/><text:tab/>Used in Forseti (pause)</text:p>
      <text:p text:style-name="Standard">28 Fast Expand (pixel-wide to max)<text:tab/><text:tab/><text:tab/><text:tab/>Used in Forseti (pause)</text:p>
      <text:p text:style-name="Standard"><text:span text:style-name="T1">29</text:span> Delete<text:tab/><text:tab/>FE4: Valkyrie Slow Expand<text:tab/><text:tab/>Used in Valkyrie</text:p>
      <text:p text:style-name="Standard">2A Very Slow Expand (pixel-wide to max)<text:tab/><text:tab/><text:tab/>Used in Valkyrie (pause)</text:p>
      <text:p text:style-name="Standard">2B Fast Contract (any to very thin)<text:tab/><text:tab/><text:tab/><text:tab/>Used in Valkyrie (pause)</text:p>
      <text:p text:style-name="Standard">2C Fast Expand (very thin to large)<text:tab/><text:tab/><text:tab/><text:tab/>Used in Promo (pause)</text:p>
      <text:p text:style-name="Standard"><text:span text:style-name="T1">2D</text:span> Instant Contract (any to small ball then smaller ball) (no pause or it goes crazy)</text:p>
      <text:p text:style-name="Standard"><text:soft-page-break/>2E Instant Contract (any to very thin) (no pause or it goes crazy)</text:p>
      <text:p text:style-name="Standard">2F Instant Expand (any to max)</text:p>
      <text:p text:style-name="Standard">30+ Instant Expand (any to max)</text:p>
      <text:p text:style-name="Standard"/>
      <text:p text:style-name="P2">Commands 02/42, 28/68: Load Tiles</text:p>
      <text:p text:style-name="Standard">Pauses codes until graphics finish loading</text:p>
      <text:p text:style-name="Standard">Always used with a pause</text:p>
      <text:p text:style-name="Standard">68 is used only with certain Tilemaps, but doesn't seem any different.</text:p>
      <text:p text:style-name="Standard"/>
      <text:p text:style-name="P1">00<text:tab/>EXP Bar <text:s text:c="28"/><text:tab/><text:tab/>46<text:tab/>More Blizzard</text:p>
      <text:p text:style-name="P1">01<text:tab/>Heal <text:s text:c="31"/><text:tab/><text:tab/>47<text:tab/>Blizzard Tilemap2</text:p>
      <text:p text:style-name="P1">02<text:tab/>Heal Tilemap <text:s text:c="23"/><text:tab/><text:tab/>48<text:tab/>Blizzard Tilemap3</text:p>
      <text:p text:style-name="P1">03<text:tab/>Mend <text:s text:c="31"/><text:tab/><text:tab/>49<text:tab/>Blizzard Tilemap4</text:p>
      <text:p text:style-name="P1">04<text:tab/>Mend Tilemap <text:s text:c="23"/><text:tab/><text:tab/>4A<text:tab/>Some Tilemap6</text:p>
      <text:p text:style-name="P1">05<text:tab/>Recover <text:s text:c="28"/><text:tab/><text:tab/>4B<text:tab/>Mjölnir Static</text:p>
      <text:p text:style-name="P1">06<text:tab/>Recover Tilemap <text:s text:c="20"/><text:tab/><text:tab/>4C<text:tab/>Mjölnir Bolts - 2bpp</text:p>
      <text:p text:style-name="P1">07<text:tab/>Berserk <text:s text:c="28"/><text:tab/><text:tab/>4D<text:tab/>Mjölnir Static Tilemap </text:p>
      <text:p text:style-name="P1">08<text:tab/>Berserk Tilemap <text:s text:c="20"/><text:tab/><text:tab/>4E<text:tab/>Mjölnir Bolts Tilemap </text:p>
      <text:p text:style-name="P1">09<text:tab/>Aura <text:s text:c="31"/><text:tab/><text:tab/>4F<text:tab/>Thoron Pulse<text:tab/></text:p>
      <text:p text:style-name="P1">0A<text:tab/>Aura Tilemap1 <text:s text:c="22"/><text:tab/><text:tab/>50<text:tab/>Thoron Line - 2bpp</text:p>
      <text:p text:style-name="P1">0B<text:tab/>Aura Tilemap2 (BG) <text:s text:c="17"/><text:tab/><text:tab/>51<text:tab/>Thoron Tilemap1</text:p>
      <text:p text:style-name="P1">0C<text:tab/>Fortify <text:s text:c="28"/><text:tab/><text:tab/>52<text:tab/>Some Tilemap7 / Forseti, Loptous?</text:p>
      <text:p text:style-name="P1">0D<text:tab/>Fortify Tilemap <text:s text:c="20"/><text:tab/><text:tab/>53<text:tab/>Thoron Tilemap3</text:p>
      <text:p text:style-name="P1">0E<text:tab/>Bolganone Ground - 2bpp <text:s text:c="10"/><text:tab/><text:tab/>54<text:tab/>Thoron Tilemap4</text:p>
      <text:p text:style-name="P1">0F<text:tab/>Bolganone Ground Tilemap <text:s text:c="6"/><text:tab/><text:tab/>55<text:tab/>Thoron Tilemap5</text:p>
      <text:p text:style-name="P1">10<text:tab/>Bolganone Flame <text:s text:c="20"/><text:tab/><text:tab/>56<text:tab/>Thunder Impact</text:p>
      <text:p text:style-name="P1">11<text:tab/>Bolganone Flame Tilemap <text:s text:c="9"/><text:tab/><text:tab/>57<text:tab/>Thunder Bolts - 2bpp</text:p>
      <text:p text:style-name="P1">12<text:tab/>FE4 Warp<text:tab/> <text:s text:c="23"/><text:tab/><text:tab/>58<text:tab/>Thunder Tilemap1</text:p>
      <text:p text:style-name="P1">13<text:tab/>FE4 Warp Tilemap <text:s text:c="19"/><text:tab/><text:tab/>59<text:tab/>Thunder Tilemap2</text:p>
      <text:p text:style-name="P1">14<text:tab/>FE4 Return <text:s text:c="25"/><text:tab/><text:tab/>5A<text:tab/>Dire Thunder/Bolting Impact</text:p>
      <text:p text:style-name="P1">15<text:tab/>FE4 Return Tilemap <text:s text:c="17"/><text:tab/><text:tab/>5B<text:tab/>Dire Thunder/Bolting Bolt - 2bpp</text:p>
      <text:p text:style-name="P1">16<text:tab/>Restore <text:s text:c="28"/><text:tab/><text:tab/>5C<text:tab/>Dire Thunder/Bolting Tilemap1</text:p>
      <text:p text:style-name="P1">17<text:tab/>Restore Tilemap <text:s text:c="20"/><text:tab/><text:tab/>5D<text:tab/>Dire Thunder/Bolting Tilemap2</text:p>
      <text:p text:style-name="P1">18<text:tab/>Sleep <text:s text:c="30"/><text:tab/><text:tab/>5E<text:tab/>Unused Thunder Impact</text:p>
      <text:p text:style-name="P1">19<text:tab/>Sleep Tilemap <text:s text:c="22"/><text:tab/><text:tab/>5F<text:tab/>Unused Thunder Bolt - 2bpp</text:p>
      <text:p text:style-name="P1">1A<text:tab/>Some Tilemap1 <text:s text:c="22"/><text:tab/><text:tab/>60<text:tab/>Unused Thunder Tilemap1</text:p>
      <text:p text:style-name="P1">20<text:tab/>Valkyrie Highlight <text:s text:c="17"/><text:tab/><text:tab/>61<text:tab/>Unused Thunder Tilemap2</text:p>
      <text:p text:style-name="P1">21<text:tab/>Valkyrie Highlight Tilemap <text:s text:c="8"/><text:tab/>62<text:tab/>Unused Thunder Tilemap3</text:p>
      <text:p text:style-name="P1">24<text:tab/>Fire/Elfire <text:s text:c="24"/><text:tab/><text:tab/>63<text:tab/>Light</text:p>
      <text:p text:style-name="P1">25<text:tab/>Elfire Tilemap <text:s text:c="21"/><text:tab/><text:tab/>64<text:tab/>Light Tilemap</text:p>
      <text:p text:style-name="P1">26<text:tab/>Fire Tilemap <text:s text:c="23"/><text:tab/><text:tab/>65<text:tab/>Naga BG Shine (Uses Light, here)</text:p>
      <text:p text:style-name="P1">27<text:tab/>Some Tilemap3 <text:s text:c="22"/><text:tab/><text:tab/>66<text:tab/>Naga Dragon</text:p>
      <text:p text:style-name="P1">28<text:tab/>Valflame Sun <text:s text:c="23"/><text:tab/><text:tab/>67<text:tab/>Naga Small Square?</text:p>
      <text:p text:style-name="P1">29<text:tab/>Valflame Lines <text:s text:c="21"/><text:tab/><text:tab/>68<text:tab/>Naga BG Shine Tilemap</text:p>
      <text:p text:style-name="P1">2A<text:tab/>Valflame Triangle Lines -2bpp <text:s text:c="3"/><text:tab/>69<text:tab/>Naga Dragon Tilemap</text:p>
      <text:p text:style-name="P1">2B<text:tab/>Valflame Lines Tilemap <text:s text:c="13"/><text:tab/><text:tab/>6A<text:tab/>Naga Small Square? Tilemap??</text:p>
      <text:p text:style-name="P1">2C<text:tab/>Valflame Sun Tilemap 1 <text:s text:c="13"/><text:tab/><text:tab/>6B<text:tab/>Hel Circle</text:p>
      <text:p text:style-name="P1">2D<text:tab/>Valflame Sun Tilemap 2 <text:s text:c="13"/><text:tab/><text:tab/>6C<text:tab/>Hel Background</text:p>
      <text:p text:style-name="P1">2E<text:tab/>Valflame Triangle Lines Tilemap <text:s text:c="4"/><text:tab/>6D<text:tab/>Hel Circle Tilemap</text:p>
      <text:p text:style-name="P1">2F<text:tab/>Meteor Outlines <text:s text:c="20"/><text:tab/><text:tab/>6E<text:tab/>Hel Background Tilemap</text:p>
      <text:p text:style-name="P1">30<text:tab/>Meteor Explosion+Lines <text:s text:c="12"/><text:tab/><text:tab/>6F<text:tab/>Jörmungandr</text:p>
      <text:p text:style-name="P1">31<text:tab/>Prob Meteor Tilemap <text:s text:c="16"/><text:tab/><text:tab/>70<text:tab/>Jörmungandr Tilemap</text:p>
      <text:p text:style-name="P1">32<text:tab/>Prob Meteor Explosion Tilemap <text:s/><text:tab/>71<text:tab/>Some Tilemap8</text:p>
      <text:p text:style-name="P1">33<text:tab/>Prob Meteor Explosion Tilemap2<text:tab/>72<text:tab/>Loptous Dragon</text:p>
      <text:p text:style-name="P1">34<text:tab/>Nosferatu <text:s text:c="26"/><text:tab/><text:tab/>74<text:tab/>Loptous Dragon Tilemap</text:p>
      <text:p text:style-name="P1">35<text:tab/>Nosferatu Tilemap1 <text:s text:c="17"/><text:tab/><text:tab/>77<text:tab/>Lines- Fenrir, Stone, Venin</text:p>
      <text:p text:style-name="P1">36<text:tab/>Nosferatu Tilemap2 <text:s text:c="17"/><text:tab/><text:tab/>78<text:tab/>Head - Fenrir, Stone, Venin </text:p>
      <text:p text:style-name="P1">37<text:tab/>Forseti <text:s text:c="28"/><text:tab/><text:tab/>79<text:tab/>Fenrir, Stone, Venin Tilemap1</text:p>
      <text:p text:style-name="P1">38<text:tab/>Forseti Tilemap1 <text:s text:c="19"/><text:tab/><text:tab/>7A<text:tab/>Fenrir, Stone, Venin Tilemap2</text:p>
      <text:p text:style-name="P1">39<text:tab/>Forseti Tilemap2 <text:s text:c="19"/><text:tab/><text:tab/>7B<text:tab/>Silence</text:p>
      <text:p text:style-name="P1">3A<text:tab/>Wind <text:s text:c="31"/><text:tab/><text:tab/>7C<text:tab/>Silence Tilemap</text:p>
      <text:p text:style-name="P1">3B<text:tab/>Wind Tilemap1 <text:s text:c="22"/><text:tab/><text:tab/>7D<text:tab/>Light Triangle</text:p>
      <text:p text:style-name="P1">3C<text:tab/>Wind Tilemap2<text:tab/> <text:s text:c="19"/><text:tab/>7E<text:tab/>Light Triangle Tilemap</text:p>
      <text:p text:style-name="P1">3D<text:tab/>Grafcalibur <text:s text:c="24"/><text:tab/><text:tab/>7F<text:tab/>Promotion Unit Highlight//different</text:p>
      <text:p text:style-name="P1">3E<text:tab/>Grafcalibur Tilemap1 <text:s text:c="15"/><text:tab/><text:tab/>80<text:tab/>Promotion Tilemap<text:tab/>//different</text:p>
      <text:p text:style-name="P1">3F<text:tab/>Grafcalibur Tilemap2 <text:s text:c="15"/><text:tab/><text:tab/>81<text:tab/>Unused Sparkle</text:p>
      <text:p text:style-name="P1">40<text:tab/>Tornado <text:s text:c="28"/><text:tab/><text:tab/>82<text:tab/>Small Wind</text:p>
      <text:p text:style-name="P1">41<text:tab/>Tornado Tilemap <text:s text:c="20"/><text:tab/><text:tab/>83<text:tab/>Small Fire</text:p>
      <text:p text:style-name="P1">42<text:tab/>Some Tilemap5 <text:s text:c="22"/><text:tab/><text:tab/>84<text:tab/>idk HUD Tilemap</text:p>
      <text:p text:style-name="P1">43<text:tab/>Blizzard <text:s text:c="27"/><text:tab/><text:tab/>85<text:tab/>Some Corner Tile</text:p>
      <text:p text:style-name="P1">44<text:tab/>Blizzard Tilemap <text:s text:c="19"/><text:tab/><text:tab/>88<text:tab/>//Promotion Again</text:p>
      <text:p text:style-name="P1">45<text:tab/>Blizzard Snowflakes <text:s text:c="16"/><text:tab/><text:tab/>89<text:tab/>Promotion BG Tilemap</text:p>
      <text:p text:style-name="P1"><text:s text:c="40"/><text:tab/><text:tab/><text:tab/>8A<text:tab/>HUD Numbers</text:p>
      <text:p text:style-name="Standard"/>
      <text:p text:style-name="P3"><text:soft-page-break/>Commands 04: Type of Tile Display</text:p>
      <text:p text:style-name="Standard">Never used with a pause.</text:p>
      <text:p text:style-name="Standard">Always come in combinations: Display &gt; Conceal</text:p>
      <text:p text:style-name="Standard">“Display” used after loading the tiles, generally right after setting a Placement.</text:p>
      <text:p text:style-name="Standard">“Conceals” are typically used to hide the tiles displayed by lower bytes, but may be used for other display types, in isolation.</text:p>
      <text:p text:style-name="Standard"/>
      <text:p text:style-name="Standard">00 &gt; 01 &gt; 02<text:tab/><text:span text:style-name="T3"><text:tab/><text:tab/><text:tab/><text:tab/><text:tab/>Used in </text:span><text:span text:style-name="T1">Heal, Ensorcel, Mend, Recover</text:span></text:p>
      <text:p text:style-name="P4"/>
      <text:p text:style-name="Standard"><text:span text:style-name="T7">04</text:span><text:span text:style-name="T3"> &gt; 02</text:span><text:tab/><text:tab/>Basic 1<text:tab/><text:tab/>Berserk</text:p>
      <text:p text:style-name="P2"/>
      <text:p text:style-name="Standard"><text:span text:style-name="T2">05</text:span> &gt; 5B &gt; <text:span text:style-name="T2">29</text:span> &gt; 5A<text:tab/>Pure Black?</text:p>
      <text:p text:style-name="P4">Aura.<text:tab/><text:tab/>Changing anything breaks everything.</text:p>
      <text:p text:style-name="P4"/>
      <text:p text:style-name="Standard"><text:span text:style-name="T7">06</text:span><text:span text:style-name="T3"> &gt; 02</text:span><text:tab/><text:tab/>Basic 2</text:p>
      <text:p text:style-name="Standard">Fortify</text:p>
      <text:p text:style-name="P4"/>
      <text:p text:style-name="P4">07 &gt; <text:span text:style-name="T6">08</text:span> &gt; 09<text:tab/><text:tab/>Dark 2</text:p>
      <text:p text:style-name="P4">Bolganone.<text:tab/>07 = Ground Texture<text:tab/>08= Flames (08/0D required to place flames above the hole)<text:tab/><text:tab/><text:tab/></text:p>
      <text:p text:style-name="P4">0A &gt; 0C<text:tab/><text:tab/>BG Fill Basic 2<text:tab/>Blizzard</text:p>
      <text:p text:style-name="P4"/>
      <text:p text:style-name="P4"><text:span text:style-name="T6">0D</text:span> &gt; 0E<text:tab/><text:tab/>Dark 2<text:tab/><text:tab/><text:tab/>Jörmungandr</text:p>
      <text:p text:style-name="P4"/>
      <text:p text:style-name="P4"><text:span text:style-name="T2">0F</text:span> &gt; 10 &gt; 11 &gt; <text:span text:style-name="T2">17</text:span><text:tab/><text:tab/>Enemy Sprite 2<text:tab/>Used in <text:span text:style-name="T5">Charm</text:span></text:p>
      <text:p text:style-name="P5">6D &gt; 6E &gt; 6F &gt; <text:span text:style-name="T2">0F</text:span> &gt; <text:span text:style-name="T2">17</text:span><text:tab/>Enemy Sprite 2<text:tab/>Used in <text:span text:style-name="T5">Valkyrie</text:span></text:p>
      <text:p text:style-name="P4">12 &gt; 13<text:tab/><text:tab/>Basic 1<text:tab/><text:tab/><text:tab/>Used in <text:span text:style-name="T5">Return</text:span></text:p>
      <text:p text:style-name="P4"/>
      <text:p text:style-name="P4"><text:span text:style-name="T6">14</text:span> &gt; 15 &gt; 16<text:tab/><text:tab/>Bright BG 2</text:p>
      <text:p text:style-name="P4">Light<text:tab/>14 = Background Shine<text:tab/>15 = Clouds (required for clouds to display at all)</text:p>
      <text:p text:style-name="P4"/>
      <text:p text:style-name="P4">18 &gt; 19<text:tab/>BG Fill Basic 1<text:tab/><text:tab/>Tornado</text:p>
      <text:p text:style-name="P4"/>
      <text:p text:style-name="P4">1A &gt; 1B<text:tab/>Basic 2</text:p>
      <text:p text:style-name="P11">Silence</text:p>
      <text:p text:style-name="P4"/>
      <text:p text:style-name="P4">1C &gt; 1D<text:tab/>Basic 3?</text:p>
      <text:p text:style-name="P4"><text:span text:style-name="T1">Restore, Kia</text:span></text:p>
      <text:p text:style-name="P4"/>
      <text:p text:style-name="P4">1E &gt; 1F<text:tab/>Basic 1<text:tab/><text:tab/><text:tab/>Fire</text:p>
      <text:p text:style-name="P4"/>
      <text:p text:style-name="P4">20 &gt; 21<text:tab/>Unique 2</text:p>
      <text:p text:style-name="P4">Elfire<text:tab/><text:tab/>20 can be replaced with 1C (denser flames)</text:p>
      <text:p text:style-name="P4"/>
      <text:p text:style-name="P4"><text:span text:style-name="T6">22</text:span> &gt; 23 &gt; 24<text:tab/>Basic 1</text:p>
      <text:p text:style-name="P4">Thunder, Dire Thunder, Bolting<text:tab/>22 = Bolt + Shockwave (required for bolt)<text:tab/>23 = ??? (required)</text:p>
      <text:p text:style-name="P4"/>
      <text:p text:style-name="P4">25 &gt; 26<text:tab/>Basic 1<text:tab/><text:tab/><text:tab/>Grafcalibur</text:p>
      <text:p text:style-name="P4"/>
      <text:p text:style-name="P4">27 &gt; 28<text:tab/>Basic 1<text:tab/><text:tab/><text:tab/>Wind</text:p>
      <text:p text:style-name="P4"/>
      <text:p text:style-name="P4">2A &gt; 2B<text:tab/>Bright Basic 2<text:tab/><text:tab/><text:tab/>Sleep</text:p>
      <text:p text:style-name="P4"><text:soft-page-break/></text:p>
      <text:p text:style-name="P4"><text:span text:style-name="T2">2C</text:span> &gt; 5F &gt; <text:span text:style-name="T2">2D</text:span> &gt; <text:span text:style-name="T4">5E</text:span><text:tab/><text:tab/>Pure Black</text:p>
      <text:p text:style-name="P4">Nosferatu<text:tab/>2C = Nothing?<text:tab/>5F = Everything<text:tab/>2D = Conceal<text:tab/><text:tab/>5E = Fade in</text:p>
      <text:p text:style-name="P4"/>
      <text:p text:style-name="P9">vvvvvvvvvvvvvvv WIP vvvvvvvvvvvvvvv</text:p>
      <text:p text:style-name="P4"><text:span text:style-name="T2">2E</text:span> &gt; 44 &gt; 45 &gt; <text:span text:style-name="T2">2F</text:span> &gt; 46<text:tab/>Pure Black?<text:tab/><text:tab/>Used in Naga</text:p>
      <text:p text:style-name="P4">32 &gt; 30 &gt; 31<text:tab/>30: Basic 1<text:tab/><text:tab/><text:tab/><text:tab/>Used in Warp</text:p>
      <text:p text:style-name="P4">32 &gt; 33<text:tab/>BG Fill Messy<text:tab/><text:tab/><text:tab/>Used in Rescue</text:p>
      <text:p text:style-name="P4"><text:span text:style-name="T2">32</text:span> &gt; 68 &gt; 69 &gt; 6A<text:tab/><text:tab/><text:tab/><text:tab/><text:tab/>Used in Promotion</text:p>
      <text:p text:style-name="P4"><text:span text:style-name="T2">34</text:span> &gt; <text:span text:style-name="T2">35</text:span> &gt; <text:span text:style-name="T2">36</text:span> &gt; 57 &gt; <text:span text:style-name="T2">37</text:span> &gt; 56<text:tab/>35: Opaque 1 (breaks BG)<text:tab/><text:tab/><text:tab/>Used in Valflame</text:p>
      <text:p text:style-name="P4">38 &gt; 39 &gt; 3A &gt; 51<text:tab/>38: Dark, Opaque, Black BG<text:tab/>Used in Meteor</text:p>
      <text:p text:style-name="P4">60 &gt; <text:span text:style-name="T2">3B</text:span> &gt; <text:span text:style-name="T2">3C</text:span> &gt; <text:span text:style-name="T2">3D</text:span> &gt; 61<text:tab/>3C: Screen Fill<text:tab/>Used in Fenrir, Petrify, Venin</text:p>
      <text:p text:style-name="P4"><text:span text:style-name="T2">3E</text:span> &gt; <text:span text:style-name="T2">3F</text:span> &gt; 5C &gt; <text:span text:style-name="T2">40</text:span> &gt; 5D<text:tab/>3F: breaks BG<text:tab/><text:tab/>Used in Loptous</text:p>
      <text:p text:style-name="P4"><text:span text:style-name="T2">41</text:span> &gt; <text:span text:style-name="T2">42</text:span> &gt; 59 &gt; <text:span text:style-name="T2">43</text:span> &gt; 58<text:tab/><text:tab/><text:tab/><text:tab/>Used in Hel</text:p>
      <text:p text:style-name="P4"><text:span text:style-name="T4">2E</text:span> &gt; <text:span text:style-name="T2">44</text:span> &gt; <text:span text:style-name="T2">45</text:span> &gt; <text:span text:style-name="T4">2F</text:span> &gt; <text:span text:style-name="T2">46</text:span><text:tab/>44: Sky throw<text:tab/><text:tab/>Used in Naga</text:p>
      <text:p text:style-name="P4">66 &gt; <text:span text:style-name="T2">48</text:span> &gt; <text:span text:style-name="T2">4A</text:span> &gt; 67 &gt; <text:span text:style-name="T2">49</text:span> &gt; 64 &gt; 65<text:tab/>48: Basic 1 (glitchy)<text:tab/><text:tab/>Used in Thoron</text:p>
      <text:p text:style-name="P4">4B &gt; 4C &gt; 4D &gt; 62<text:tab/>4B: Bright Basic 3<text:tab/><text:tab/>Used in Mjölnir</text:p>
      <text:p text:style-name="P4">38 &gt; 39 &gt; 3A &gt; <text:span text:style-name="T2">51</text:span><text:tab/><text:tab/><text:tab/><text:tab/><text:tab/>Used in Meteor</text:p>
      <text:p text:style-name="P4">52 &gt; 53 &gt; 54 &gt; 55<text:tab/>53: Bright Basic 1<text:tab/><text:tab/>Used in Forseti</text:p>
      <text:p text:style-name="P4"><text:span text:style-name="T4">34 &gt; 35 &gt; 36 &gt; </text:span><text:span text:style-name="T2">57</text:span><text:span text:style-name="T4"> &gt; 37 &gt; </text:span><text:span text:style-name="T2">56</text:span><text:tab/><text:tab/><text:tab/><text:tab/>Used in Valflame</text:p>
      <text:p text:style-name="P4"><text:span text:style-name="T4">41 &gt; 42 &gt; </text:span><text:span text:style-name="T2">59</text:span><text:span text:style-name="T4"> &gt; 43 &gt; </text:span><text:span text:style-name="T2">58</text:span><text:tab/><text:tab/><text:tab/><text:tab/>Used in Hel</text:p>
      <text:p text:style-name="P4"><text:span text:style-name="T4">05</text:span> &gt; <text:span text:style-name="T2">5B</text:span> &gt; 29 &gt; <text:span text:style-name="T2">5A</text:span><text:tab/><text:tab/>Basic 3 (breaks BG)<text:tab/>Used in Aura</text:p>
      <text:p text:style-name="P4"><text:span text:style-name="T4">3E &gt; 3F &gt; </text:span><text:span text:style-name="T2">5C</text:span><text:span text:style-name="T4"> &gt; 40 &gt; </text:span><text:span text:style-name="T2">5D</text:span><text:span text:style-name="T4"><text:tab/>Screen Fill, broken<text:tab/>Used in Loptous</text:span></text:p>
      <text:p text:style-name="P4"><text:span text:style-name="T4">2C &gt; </text:span><text:span text:style-name="T2">5F</text:span><text:span text:style-name="T4"> &gt; 2D &gt; </text:span><text:span text:style-name="T2">5E</text:span><text:span text:style-name="T4"><text:tab/><text:tab/>Load tiles into BG<text:tab/>Used in Nosferatu</text:span></text:p>
      <text:p text:style-name="P4"><text:span text:style-name="T2">60</text:span><text:span text:style-name="T4"> &gt; 3B &gt; 3C &gt; 3D &gt; </text:span><text:span text:style-name="T2">61</text:span><text:span text:style-name="T4"><text:tab/>Pure Black<text:tab/><text:tab/>Used in Fenrir, Petrify, Venin</text:span></text:p>
      <text:p text:style-name="P4"><text:span text:style-name="T4">4B &gt; 4C &gt; 4D &gt; </text:span><text:span text:style-name="T2">62</text:span><text:span text:style-name="T4"><text:tab/><text:tab/><text:tab/><text:tab/><text:tab/>Used in Mjölnir</text:span></text:p>
      <text:p text:style-name="P5"><text:span text:style-name="T2">66</text:span> &gt; 48 &gt; 4A &gt; <text:span text:style-name="T2">67</text:span> &gt; 49 &gt; <text:span text:style-name="T2">64</text:span> &gt; <text:span text:style-name="T2">65</text:span><text:tab/><text:tab/><text:tab/>Used in Thoron</text:p>
      <text:p text:style-name="P5">32 &gt; <text:span text:style-name="T2">68</text:span> &gt; <text:span text:style-name="T2">69</text:span> &gt; <text:span text:style-name="T2">6A</text:span><text:tab/><text:tab/>Pure Black<text:tab/><text:tab/>Used in Promotion</text:p>
      <text:p text:style-name="P4"><text:span text:style-name="T2">6D</text:span><text:span text:style-name="T4"> &gt; </text:span><text:span text:style-name="T2">6E</text:span><text:span text:style-name="T4"> &gt; </text:span><text:span text:style-name="T2">6F</text:span><text:span text:style-name="T4"> &gt; 0F &gt; 17<text:tab/>6D: Sky throw 2<text:tab/>Used in Valkyrie</text:span></text:p>
      <text:p text:style-name="P4"/>
      <text:p text:style-name="P4">03<text:tab/>Basic 1 + Bright</text:p>
      <text:p text:style-name="P6">0B</text:p>
      <text:p text:style-name="P7">47</text:p>
      <text:p text:style-name="P6">4E</text:p>
      <text:p text:style-name="P6">4F</text:p>
      <text:p text:style-name="P6">50</text:p>
      <text:p text:style-name="P6">63</text:p>
      <text:p text:style-name="P6">6B &gt; 6C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Commands 06/46: Tile Effects</text:p>
      <text:p text:style-name="P4"/>
      <text:p text:style-name="P4"/>
      <text:p text:style-name="P4"/>
      <text:p text:style-name="P4"/>
      <text:p text:style-name="P4">00 Stop Effect</text:p>
      <text:p text:style-name="P4">01 <text:tab/>Used in Mjölnir, Hel</text:p>
      <text:p text:style-name="P4">02</text:p>
      <text:p text:style-name="P4">03</text:p>
      <text:p text:style-name="P4">04</text:p>
      <text:p text:style-name="P4">05</text:p>
      <text:p text:style-name="P4">06</text:p>
      <text:p text:style-name="P4">07</text:p>
      <text:p text:style-name="P4">08<text:tab/>Used in Charm, Valkyrie, Restore, Kia, Sleep, Jörmungandr, Aura</text:p>
      <text:p text:style-name="P4">09<text:tab/>Used in Tornado</text:p>
      <text:p text:style-name="P4">0A<text:tab/>Used in Fire, Wind, Grafcalibur (pause)</text:p>
      <text:p text:style-name="P4">0B<text:tab/>Used in Fire, Wind, Grafcalibur (pause)</text:p>
      <text:p text:style-name="P4">0C<text:tab/>Used in Warp (pause)</text:p>
      <text:p text:style-name="P4">0D<text:tab/>Used in Warp (pause)</text:p>
      <text:p text:style-name="P4">0E<text:tab/>Used in Rescue (pause)</text:p>
      <text:p text:style-name="P4">0F<text:tab/>Used in Rescue (pause), Promotion (pause and no-pause)</text:p>
      <text:p text:style-name="P4">10<text:tab/>Used in Rescue, Promotion (pause)</text:p>
      <text:p text:style-name="P4">11<text:tab/>Used in Hel</text:p>
      <text:p text:style-name="P4">12<text:tab/>Used in Hel</text:p>
      <text:p text:style-name="P4">13<text:tab/>Used in Mjölnir</text:p>
      <text:p text:style-name="P4">14<text:tab/>Used in Mjölnir</text:p>
      <text:p text:style-name="P4">15<text:tab/>Used in Thoron</text:p>
      <text:p text:style-name="P4">16<text:tab/>Used in Elfire</text:p>
      <text:p text:style-name="P4">17<text:tab/>Used in Removed spell (pause)</text:p>
      <text:p text:style-name="P4">18<text:tab/>Used in Forseti</text:p>
      <text:p text:style-name="P4">19<text:tab/>Used in Valkyrie</text:p>
      <text:p text:style-name="P4">20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21-01-21T21:34:48.81</meta:creation-date>
    <dc:date>2021-02-20T02:05:58.70</dc:date>
    <dc:creator>Miacis Miacidae</dc:creator>
    <meta:editing-duration>P1DT2H39M21S</meta:editing-duration>
    <meta:editing-cycles>106</meta:editing-cycles>
    <meta:generator>OpenOffice/4.1.7$Win32 OpenOffice.org_project/417m1$Build-9800</meta:generator>
    <meta:document-statistic meta:table-count="0" meta:image-count="0" meta:object-count="0" meta:page-count="5" meta:paragraph-count="217" meta:word-count="1685" meta:character-count="10135"/>
  </office:meta>
</office:document-meta>
</file>